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mm"/>
    </style:style>
    <style:style style:name="co2" style:family="table-column">
      <style:table-column-properties fo:break-before="auto" style:column-width="43.53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39mm" fo:break-before="auto" style:use-optimal-row-height="false"/>
    </style:style>
    <style:style style:name="ro4" style:family="table-row">
      <style:table-row-properties style:row-height="12.33mm" fo:break-before="auto" style:use-optimal-row-height="true"/>
    </style:style>
    <style:style style:name="ro5" style:family="table-row">
      <style:table-row-properties style:row-height="28.2mm" fo:break-before="auto" style:use-optimal-row-height="true"/>
    </style:style>
    <style:style style:name="ro6" style:family="table-row">
      <style:table-row-properties style:row-height="24.2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6.3mm" fo:break-before="auto" style:use-optimal-row-height="true"/>
    </style:style>
    <style:style style:name="ro9" style:family="table-row">
      <style:table-row-properties style:row-height="8.36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Liberation Serif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11"/>
        <table:table-column table:style-name="co5" table:number-columns-repeated="12" table:default-cell-style-name="ce8"/>
        <table:table-row table:style-name="ro1">
          <table:table-cell table:style-name="ce1" office:value-type="string" calcext:value-type="string">
            <text:p>Settings</text:p>
          </table:table-cell>
          <table:table-cell table:style-name="ce6"/>
          <table:table-cell table:style-name="ce8"/>
          <table:table-cell table:style-name="Default"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 table:number-columns-repeated="2"/>
          <table:table-cell table:number-columns-repeated="12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en the dialog opens:</text:p>
            <text:p>To check: scanners correctly detected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Changing work directory:</text:p>
            <text:p>To check: When "Apply" is clicked, the new directory must be taken into accou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Calibration scan: </text:p>
            <text:p>To check: When/while no scanner is available, the button can't be clicked</text:p>
            <text:p>To check: Animation: mouse cursor = spinner</text:p>
            <text:p>To check: Animation: scan animation</text:p>
            <text:p>To check: Once the scan is done, the previous calibration settings are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Calibration: </text:p>
            <text:p>To check: Handles can be moved</text:p>
            <text:p>To check: Zoom settings works</text:p>
            <text:p>To check: Clicking outside of an handle change the zoom level (ajusted --&gt; 1.0 --&gt; adjusted --&gt; ...)</text:p>
            <text:p>To check: When "Ok" is clicked, the configuration is updated with the new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style-name="ce12" office:value-type="string" calcext:value-type="string">
            <text:p>KO 2016/11/07</text:p>
            <text:p><text:a xlink:href="https://github.com/jflesch/paperwork/issues/500" xlink:type="simple">#500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Select another scanner: </text:p>
            <text:p>To check: The available resolution list must be reloaded</text:p>
            <text:p>To check: The calibration scan must be done using the correct scanner</text:p>
            <text:p>To check: When "Apply" is clicked, the configuration is updated with the selected scan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Select another resolution: </text:p>
            <text:p>To check:</text:p>
            <text:p>0.2.x: When "Apply" is clicked, the configuration is updated with the new resolution</text:p>
            <text:p>0.3.x: When the dialog, the configuration is updated with the new resolu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isable OCR: </text:p>
            <text:p>To check: When "Apply" is clicked, the configuration is updated with the new OCR set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german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french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french + 4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Document view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Zoom level: </text:p>
            <text:p>To check: zoom level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rting: </text:p>
            <text:p>To check: sorting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lick on a document: </text:p>
            <text:p>To check: Document is selected</text:p>
            <text:p>To check: Page list is updated</text:p>
            <text:p>To check: First page is loaded and then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lick on a page: </text:p>
            <text:p>To check: 0.2.x: The page is selected in the page list</text:p>
            <text:p>To check: The page is loaded and then displayed (--&gt; scrolled to the page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Scrolling: </text:p>
            <text:p>To check: On scrolling, page are loaded as they are displayed</text:p>
            <text:p>To check: 0.2.x: Page are correctly selected in the page list</text:p>
            <text:p>To check: Page number is updated based on the page on which the user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Keyword highlighting: </text:p>
            <text:p>To check: Words below mouse cursor are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dvanced settings --&gt; highlight all keywords: </text:p>
            <text:p>To check: All the keywords are highlighted</text:p>
            <text:p>To check: When opening another document, keywords are still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indows resiz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dicted labels are displayed in bol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lected labels are check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Search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Ctrl-F: Jump to to the search text field + select the previous searc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While typing: Doc list is updated to show only documents containing the keywords (approximate search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While typing: Page list : Pages of the current document containing the keywords get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While typing: Keywords are highlighted on the currently displayed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While typing: Suggestions are provided</text:p>
          </table:table-cell>
          <table:table-cell table:style-name="ce9"/>
          <table:table-cell office:value-type="string" calcext:value-type="string">
            <text:p>KO 2015/12/10 <text:a xlink:href="https://github.com/jflesch/paperwork/issues/415" xlink:type="simple">[415]</text:a> 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2">
          <table:table-cell/>
          <table:table-cell table:style-name="ce9"/>
          <table:table-cell table:number-columns-repeated="14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single-scan" xlink:type="simple"> </text:a>Single scan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Ctrl+N switch to "New document"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style-name="ce12" office:value-type="string" calcext:value-type="string">
            <text:p>KO 2016/11/07</text:p>
            <text:p><text:a xlink:href="https://github.com/jflesch/paperwork/issues/501" xlink:type="simple">#501</text:a>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Scan animation: Scan is displayed on-the-fly during scann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can animation: Red line shows where the scan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CR animation: Disabled angles are cro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OCR animation: Spinners are displayed on each active page orien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OCR animation: Spinners are removed after each OCR process end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End of scan &amp; OCR: The new page is displayed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abels are gue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multiple-scans" xlink:type="simple"> </text:a>Multiple scans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ultiscan dialog: when the dialog is opened while an editable document is selected, the document list starts with "current document" (+ 0 pages)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ultiscan dialog: when the dialog is not opened while an editable document or is opened on a new document, the document list does not start with "current document"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ultiscan dialog: Clicking on "add" adds a document to the list with 1 page to scan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ultiscan dialog: Clicking on "remove" removes a document from the list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ultiscan dialog: Button "Remove" is disable when the selected document is "current document"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ultiscan dialog: Clicking on "modify" let changes the number of pages for the selected document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ultiscan dialog: Double clicking on the number of pages for a document let change this number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ultiscan dialog: When the scan is started, a thumbnails list is displayed (all gray)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ultiscan dialog: While scanning, the thumbnails are updated on-the-fly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ultiscan dialog: While running the OCR, a spinner is displayed above the corresponding thumbnail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ain window, for each page: Scan animation: Scan is displayed on-the-fly during scanning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ain window, for each page: Scan animation: Red line shows where the scan currently i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ain window, for each page: 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ain window, for each page: OCR animation: Disabled angles are cross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ain window, for each page: OCR animation: Spinners are displayed on each page orientation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ain window, for each page: OCR animation: Spinners are removed after each OCR process end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ain window, for each page: 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ain window, for each page: End of scan &amp; OCR: The new page is displayed and select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8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page-editing" xlink:type="simple"> </text:a>Page edi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age cutting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age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age cutting +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KO 2015/12/10 <text:a xlink:href="https://github.com/jflesch/paperwork/issues/418" xlink:type="simple">[418]</text:a> 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color correction</text:p>
          </table:table-cell>
          <table:table-cell table:number-columns-repeated="2"/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leting a page 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document-editing" xlink:type="simple"> </text:a>Document edi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Drag&amp;Drop: Moving pages inside a document </text:p>
          </table:table-cell>
          <table:table-cell table:number-columns-repeated="2" office:value-type="string" calcext:value-type="string">
            <text:p>OK</text:p>
          </table:table-cell>
          <table:table-cell table:style-name="ce12" office:value-type="string" calcext:value-type="string">
            <text:p>KO 2016/11/07</text:p>
            <text:p><text:a xlink:href="https://github.com/jflesch/paperwork/issues/502" xlink:type="simple">#502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from a document to another 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from a document to a new one </text:p>
          </table:table-cell>
          <table:table-cell table:style-name="ce9" office:value-type="string" calcext:value-type="string">
            <text:p>Not tested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10">
          <table:table-cell office:value-type="string" calcext:value-type="string">
            <text:p>Document edit dialog/panel: changing the date. </text:p>
            <text:p>If the order of the document is changed by the date change, the document list must be updated accordingly</text:p>
            <text:p>The document must be correctly reselected in the document l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Document edit dialog: adding keywords + finding them by searching </text:p>
          </table:table-cell>
          <table:table-cell office:value-type="string" calcext:value-type="string">
            <text:p><text:a xlink:href="https://github.com/jflesch/paperwork/issues/327" xlink:type="simple">#327</text:a>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E opens the document edit dialog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leting a document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redo-ocr" xlink:type="simple"> </text:a>Redo OCR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o OCR on the current docu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Redo OCR on all the documents</text:p>
          </table:table-cell>
          <table:table-cell table:number-columns-repeated="2" table:style-name="ce9" office:value-type="string" calcext:value-type="string">
            <text:p>Not tested</text:p>
          </table:table-cell>
          <table:table-cell table:style-name="ce12" office:value-type="string" calcext:value-type="string">
            <text:p>KO 2016/11/07</text:p>
            <text:p><text:a xlink:href="https://github.com/jflesch/paperwork/issues/503" xlink:type="simple">#503</text:a>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8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printing" xlink:type="simple"> </text:a>Prin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view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inting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view of a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inting of a portrait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export" xlink:type="simple"> </text:a>Export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available formats: PD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Document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available formats: JPG, P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age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changing the format update the preview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multiple PDF exports in a folde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mouse--keyboard" xlink:type="simple"> </text:a>Mouse &amp; Keyboard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3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use scrolling with 3rd butt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Zoom changed with Ctrl+Mouse whee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Ctrl+PageUp / Ctrl+PageDown to browse documents</text:p>
          </table:table-cell>
          <table:table-cell table:number-columns-repeated="2" office:value-type="string" calcext:value-type="string">
            <text:p>N/A</text:p>
          </table:table-cell>
          <table:table-cell table:style-name="ce12" office:value-type="string" calcext:value-type="string">
            <text:p>KO 2016/11/07</text:p>
            <text:p><text:a xlink:href="https://github.com/jflesch/paperwork/issues/505" xlink:type="simple">#505</text:a></text:p>
          </table:table-cell>
          <table:table-cell table:style-name="Default"/>
          <table:table-cell table:number-columns-repeated="11"/>
        </table:table-row>
        <table:table-row table:style-name="ro2" table:number-rows-repeated="21">
          <table:table-cell table:style-name="Default"/>
          <table:table-cell table:style-name="ce8" table:number-columns-repeated="3"/>
          <table:table-cell table:number-columns-repeated="12"/>
        </table:table-row>
        <table:table-row table:style-name="ro2">
          <table:table-cell table:style-name="Default"/>
          <table:table-cell table:style-name="ce8" table:number-columns-repeated="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23:07:41.112090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Flesch</meta:initial-creator>
    <meta:creation-date>2016-09-27T18:53:35.257955995</meta:creation-date>
    <dc:date>2016-11-08T00:03:31.430315380</dc:date>
    <dc:creator>Jerome Flesch</dc:creator>
    <meta:editing-duration>PT5H57M8S</meta:editing-duration>
    <meta:editing-cycles>44</meta:editing-cycles>
    <meta:generator>LibreOffice/5.2.2.2.0$Linux_X86_64 LibreOffice_project/20m0$Build-2</meta:generator>
    <meta:document-statistic meta:table-count="1" meta:cell-count="399" meta:object-count="0"/>
  </office:meta>
</office:document-meta>
</file>